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hape Bit" svg:font-family="'Shape Bit'" style:font-family-generic="modern" style:font-pitch="variable"/>
  </office:font-face-decls>
  <office:automatic-styles>
    <style:style style:name="P1" style:family="paragraph" style:parent-style-name="Standard">
      <style:paragraph-properties fo:text-align="center" style:justify-single-word="false"/>
      <style:text-properties fo:font-size="16pt" fo:language="en" fo:country="US" fo:font-weight="bold" officeooo:rsid="000692bb" officeooo:paragraph-rsid="000692bb"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fo:language="en" fo:country="US" fo:font-weight="normal" officeooo:rsid="000692bb" officeooo:paragraph-rsid="000692bb" style:font-size-asian="10.5pt" style:font-weight-asian="normal" style:font-size-complex="12pt" style:font-weight-complex="normal"/>
    </style:style>
    <style:style style:name="P3" style:family="paragraph" style:parent-style-name="Text_20_body">
      <style:text-properties fo:font-size="20pt" officeooo:paragraph-rsid="00076e72" style:font-size-asian="17.5pt" style:font-size-complex="20pt"/>
    </style:style>
    <style:style style:name="P4" style:family="paragraph" style:parent-style-name="Text_20_body">
      <style:text-properties style:font-name="Liberation Sans" fo:font-size="14pt" fo:language="en" fo:country="US" officeooo:rsid="00076e72" officeooo:paragraph-rsid="00076e72" style:font-size-asian="12.25pt" style:font-size-complex="14pt"/>
    </style:style>
    <style:style style:name="P5" style:family="paragraph" style:parent-style-name="Text_20_body">
      <style:text-properties style:font-name="Liberation Sans" fo:font-size="14pt" officeooo:paragraph-rsid="00076e72" style:font-size-asian="12.25pt" style:font-size-complex="14pt"/>
    </style:style>
    <style:style style:name="P6" style:family="paragraph" style:parent-style-name="Heading_20_1">
      <style:text-properties officeooo:rsid="00076e72" officeooo:paragraph-rsid="00076e72"/>
    </style:style>
    <style:style style:name="P7" style:family="paragraph" style:parent-style-name="Heading_20_1">
      <style:paragraph-properties fo:break-before="page"/>
      <style:text-properties officeooo:rsid="00076e72" officeooo:paragraph-rsid="00076e72"/>
    </style:style>
    <style:style style:name="P8" style:family="paragraph" style:parent-style-name="Heading_20_1">
      <style:paragraph-properties fo:break-before="page"/>
      <style:text-properties officeooo:rsid="00091d79" officeooo:paragraph-rsid="00091d79"/>
    </style:style>
    <style:style style:name="P9" style:family="paragraph" style:parent-style-name="Heading_20_1">
      <style:paragraph-properties fo:break-before="page"/>
      <style:text-properties officeooo:paragraph-rsid="00091d79"/>
    </style:style>
    <style:style style:name="P10" style:family="paragraph" style:parent-style-name="Text_20_body">
      <style:text-properties style:font-name="Liberation Sans" fo:font-size="14pt" fo:language="en" fo:country="US" officeooo:rsid="00076e72" officeooo:paragraph-rsid="00076e72" style:font-size-asian="12.25pt" style:font-size-complex="14pt"/>
    </style:style>
    <style:style style:name="P11" style:family="paragraph" style:parent-style-name="Text_20_body">
      <style:text-properties officeooo:rsid="00091d79" officeooo:paragraph-rsid="00091d79"/>
    </style:style>
    <style:style style:name="P12" style:family="paragraph" style:parent-style-name="Text_20_body" style:list-style-name="L3">
      <style:text-properties officeooo:rsid="00091d79" officeooo:paragraph-rsid="00091d79"/>
    </style:style>
    <style:style style:name="P13" style:family="paragraph" style:parent-style-name="Text_20_body">
      <style:text-properties style:font-name="Liberation Sans" fo:font-size="14pt" officeooo:paragraph-rsid="00091d79" style:font-size-asian="12.25pt" style:font-size-complex="14pt"/>
    </style:style>
    <style:style style:name="P14" style:family="paragraph" style:parent-style-name="Text_20_body">
      <style:text-properties style:font-name="Liberation Sans" fo:font-size="14pt" fo:font-weight="normal" officeooo:rsid="00091d79" officeooo:paragraph-rsid="00091d79" style:font-size-asian="12.25pt" style:font-weight-asian="normal" style:font-size-complex="14pt" style:font-weight-complex="normal"/>
    </style:style>
    <style:style style:name="P15" style:family="paragraph" style:parent-style-name="Text_20_body">
      <style:paragraph-properties fo:break-before="page"/>
      <style:text-properties style:font-name="Liberation Sans" fo:font-size="14pt" fo:font-weight="normal" officeooo:rsid="00091d79" officeooo:paragraph-rsid="00091d79" style:font-size-asian="12.25pt" style:font-weight-asian="normal" style:font-size-complex="14pt" style:font-weight-complex="normal"/>
    </style:style>
    <style:style style:name="T1" style:family="text">
      <style:text-properties officeooo:rsid="00076e72"/>
    </style:style>
    <style:style style:name="T2" style:family="text">
      <style:text-properties fo:color="#ffa6a6" loext:opacity="100%" style:font-name="Shape Bit" fo:font-size="60pt" officeooo:rsid="00076e72" style:font-size-asian="60pt" style:font-size-complex="60pt"/>
    </style:style>
    <style:style style:name="T3" style:family="text">
      <style:text-properties fo:color="#ffa6a6" loext:opacity="100%" style:font-name="Shape Bit" fo:font-size="60pt" fo:font-weight="normal" officeooo:rsid="00076e72" style:font-size-asian="60pt" style:font-weight-asian="normal" style:font-size-complex="60pt" style:font-weight-complex="normal"/>
    </style:style>
    <style:style style:name="T4" style:family="text">
      <style:text-properties fo:color="#000000" loext:opacity="100%" style:font-name="Bahnschrift Light" fo:font-size="20pt" fo:font-weight="normal" officeooo:rsid="00076e72" style:font-size-asian="17.5pt" style:font-weight-asian="normal" style:font-size-complex="20pt" style:font-weight-complex="normal"/>
    </style:style>
    <style:style style:name="T5" style:family="text">
      <style:text-properties fo:font-weight="normal" style:font-weight-asian="normal" style:font-weight-complex="normal"/>
    </style:style>
    <style:style style:name="T6" style:family="text">
      <style:text-properties style:font-name="Liberation Sans" fo:font-size="14pt" officeooo:rsid="00076e72" style:font-size-asian="12.25pt" style:font-size-complex="14pt"/>
    </style:style>
    <style:style style:name="T7" style:family="text">
      <style:text-properties style:font-name="Liberation Sans" fo:font-size="14pt" officeooo:rsid="00091d79" style:font-size-asian="12.25pt" style:font-size-complex="14pt"/>
    </style:style>
    <style:style style:name="T8" style:family="text">
      <style:text-properties style:font-name="Liberation Sans" fo:font-size="14pt" fo:language="en" fo:country="US" officeooo:rsid="00076e72" style:font-size-asian="12.25pt" style:font-size-complex="14pt"/>
    </style:style>
    <style:style style:name="T9" style:family="text">
      <style:text-properties fo:language="ru" fo:country="RU" officeooo:rsid="00076e72"/>
    </style:style>
    <style:style style:name="T10" style:family="text">
      <style:text-properties fo:language="en" fo:country="US" officeooo:rsid="00076e72"/>
    </style:style>
    <style:style style:name="T11" style:family="text">
      <style:text-properties officeooo:rsid="00091d79"/>
    </style:style>
    <style:style style:name="T12" style:family="text">
      <style:text-properties style:font-name="Liberation Sans" fo:font-size="14pt" style:font-size-asian="12.25pt" style:font-size-complex="14pt"/>
    </style:style>
    <style:style style:name="T13" style:family="text">
      <style:text-properties style:font-name="Liberation Sans" fo:font-size="14pt" officeooo:rsid="00091d79" style:font-size-asian="12.25pt" style:font-size-complex="14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5"><text:line-break/><text:line-break/><text:line-break/></text:span><text:span text:style-name="T3">CINNAmon bun KITTY</text:span><text:span text:style-name="T2"><text:line-break/></text:span><text:span text:style-name="T4">Designed by Yahor Peres</text:span></text:p>
      <text:p text:style-name="P2"/>
      <text:h text:style-name="P6" text:outline-level="1"><text:soft-page-break/>Story and Gameplay</text:h>
      <text:p text:style-name="P3"><text:tab/><text:span text:style-name="T6">Kitty is a young girl living in a small city of Uban. She’s very cute and kind, but also </text:span><text:span text:style-name="T7">badass</text:span><text:span text:style-name="T6"> cool and brave. She likes eating toasts with cheese and tea, doing makeups and playing video games. One day she wakes up from a notification on her phone. </text:span><text:span text:style-name="T7">It’s a text from her beloved boyfriend.</text:span><text:span text:style-name="T6"> Turns out he’s been terribly depressed for the whole week and he needs to see her badly, but he’s too exhausted to come himself. Kitty decides to </text:span><text:span text:style-name="T8">get up and take a trip to her boyfriends house, which is located outside the city. Kitty takes a short trip, filled with different problems and obstacles and arrives to her boyfriend. They kiss. The End.</text:span></text:p>
      <text:p text:style-name="P4"><text:tab/>Gameplaywise it’s a mashup of different genres of video games. Each level has completely different gameplay.</text:p>
      <text:p text:style-name="P4"><text:tab/>First level has point-and-click escape the room type gameplay, with examinable and interactive environment. Player has a list of tasks to perform before moving to the next level.</text:p>
      <text:p text:style-name="P4"><text:tab/>Second level is a simple side-scrolling platformer. Player can move in two directions, run and jump. He moves forward across the level and has to overcome obstacles and fight off hostiles to proceed.</text:p>
      <text:p text:style-name="P4"><text:tab/>Third level is a typing game. Player has to type out the words on the screen and is penalized for poor performance.</text:p>
      <text:h text:style-name="P7" text:outline-level="1">Game Flow</text:h>
      <text:p text:style-name="P4"><text:tab/>Player has a score counter, which can increase or decrease throughout the levels.</text:p>
      <text:p text:style-name="P4"><text:tab/>The initial score is defined by how fast player finishes the first level. Player will also be able to get bonus points for some interactions and mini-games.</text:p>
      <text:p text:style-name="P4"><text:tab/>Platforming section has collectibles which, when gained, give bonus points. Score can also be increased by getting rid of mobs and completing a level quickly. The level also has an optional objective, which, if completed, will increase score and affect the ending scene.</text:p>
      <text:p text:style-name="P4"><text:tab/>Score is taken away for poor performance on the typing level. Making a typo, being late to type a word before it disappears is considered poor performance.</text:p>
      <text:h text:style-name="P7" text:outline-level="1">Character and Controls</text:h>
      <text:p text:style-name="P5"><text:tab/><text:span text:style-name="T1">Player takes control of a girl named Kitty, who is a main character of our short story</text:span><text:span text:style-name="T9">. </text:span><text:span text:style-name="T10">Each level has a different control scheme based on a type of gameplay the level utilizes. Correlation between levels and controls as follows.</text:span></text:p>
      <text:p text:style-name="P4"><text:tab/>First level uses a traditional point and click control scheme, using a mouse cursor to select objects. Left mouse button is <text:span text:style-name="T11">the interaction,</text:span> used to order a player character to walk to a specific point or interact with an object. <text:span text:style-name="T11">Using this command makes player character walk to an object.</text:span> Right mouse button is used for examining objects and environment. On right mouse button the player character give<text:span text:style-name="T11">s</text:span> helpful hints <text:span text:style-name="T11">or observations </text:span>about an object.</text:p>
      <text:p text:style-name="P4"><text:tab/><text:span text:style-name="T11">During the platforming section player is able to move in four directions: left, right, up and down. Horizontal movement is performed by left and right keys, while vertical movement is performed using jump up and down keys. The run button is used together with horizontal movement buttons to make a character run fast. This is useful ifor overcoming some obstacles. Running through the enemy or jumping on them kills it which adds points to the player’s score.</text:span></text:p>
      <text:p text:style-name="P4"><text:tab/><text:span text:style-name="T11">Typing section will use the whole keyboard. Player is given certain words they need to type on their keyboard. As stated before, making a typo or being late to type out the word decreases score.</text:span></text:p>
      <text:h text:style-name="P8" text:outline-level="1">Main gameplay features</text:h>
      <text:p text:style-name="P13"><text:tab/><text:span text:style-name="T11">The game has three levels. Each level has a different gameplay, but all of them are connected by a single story. There game itself is very short, so player isn’t able to save their progress. The game is completed in a single session.</text:span></text:p>
      <text:p text:style-name="P13"><text:tab/><text:span text:style-name="T11">Main features include three types of gameplay for three different levels. First level is a point&amp;click adventure. Primary objective for this level is for Kitty to prepare and leave the house. It also includes a couple of mandatory minigames: dressing room and makeup minigame, which let the player customize their character.</text:span></text:p>
      <text:p text:style-name="P13"><text:span text:style-name="T11">Second level is a platformer. It includes several obstacles, three types of enemies and an optional objective. On this level Kitty has to overcome all the obstacles to get to the minibus that will deliver her to her boyfriend’s house. The optional objective is for Kitty to buy a snack. To do this she has to get enough coins and find a hidden location.</text:span></text:p>
      <text:p text:style-name="P13"><text:span text:style-name="T11">Third level is a typing game, which has very straightforward and simple gameplay consisting of typing out the words on screen. During this section Kitty has to comfort her anxious boyfriend by chatting with him on the phone.</text:span></text:p>
      <text:p text:style-name="P13"><text:span text:style-name="T11"><text:tab/>The ending sequence varies on the final score. Completing an optional objective on level two is also taken into account during the end.</text:span></text:p>
      <text:p text:style-name="P13"/>
      <text:h text:style-name="P9" text:outline-level="1"><text:span text:style-name="T11">Game world</text:span></text:h>
      <text:p text:style-name="Text_20_body"><text:s/><text:tab/><text:span text:style-name="T7">Story takes place in the world, similar to ours. It is stylized as a cute, cheerful, cartoony place. Video game logic is intertwined into this world.</text:span></text:p>
      <text:p text:style-name="Text_20_body"><text:span text:style-name="T7"><text:tab/>The player will be taken through a series of locations:</text:span></text:p>
      <text:list text:style-name="L3">
        <text:list-item>
          <text:p text:style-name="P12"><text:span text:style-name="T12">Level 1 – Kitty’s house. It includes kitty’s room, living room, kitchen and an outside yard. During this section Kitty has to prepare and get out on the streets.</text:span></text:p>
        </text:list-item>
        <text:list-item>
          <text:p text:style-name="P12"><text:span text:style-name="T12">Level 2 – The streets of Uban. It is subdivided in three sections: the streets, the metro and the bus station. The transition between the sections is seamless. This level also features a hidden grocery store location. During this level Kitty has to get on the minibus.</text:span></text:p>
        </text:list-item>
        <text:list-item>
          <text:p text:style-name="P12"><text:span text:style-name="T12">Level 3 – A minibus. As this is a typing game, the exploration element is absent from this one, but storywise it takes place during Kitty’s ride on a minibus. During this part kitty gets messages from her boyfriend and have to respond with reassuring lines.</text:span></text:p>
        </text:list-item>
      </text:list>
      <text:p text:style-name="P11"><text:span text:style-name="T12"><text:tab/>At the end of the game Kitty arrives at her boyfriend’s house, located in the village.</text:span></text:p>
      <text:h text:style-name="P8" text:outline-level="1">Interface</text:h>
      <text:p text:style-name="P14">The interface is consistent throughout the game. Main menu features play and exit buttons. Pause menu consists of a label with a pause text. The primary color scheme is pastel, with solid pink and white colors dominating the space. <text:s/>All of the GUI during the gameplay is located at the bottom of the screen, with an exception of the score display, which is placed at the top of the screen. </text:p>
      <text:p text:style-name="P14">Point&amp;Click section includes a simple inventory grid.</text:p>
      <text:p text:style-name="P14">Platforming section includes an HP display represented by three heart icons and a number of coins collected.</text:p>
      <text:p text:style-name="P14">All of the dialogue is displayed above the characters, speaking and is color-coded to a specific character.</text:p>
      <text:p text:style-name="P14">Basically, the main rule for the interface is clear, simple design with only necessary information displayed. The game is run in a window, due to it’s simple and short nature, so that the primary focus for development is game mechanics and detailization of characters and environments.</text:p>
      <text:p text:style-name="P14">Every different screen and level, including the pause screen, features a different song. The general mood of the whole game is upbeat, fun and happy, which is taken into account for every aspect of the game, including soundtrack, animations, etc.</text:p>
      <text:h text:style-name="P9" text:outline-level="1" text:is-list-header="true"><text:span text:style-name="T7"/></text:h>
      <text:p text:style-name="P15"/>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hape Bit" svg:font-family="'Shape Bit'" style:font-family-generic="moder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7T15:37:28.582000000</meta:creation-date>
    <dc:date>2024-01-20T13:46:36.251000000</dc:date>
    <meta:editing-duration>PT4H53M59S</meta:editing-duration>
    <meta:editing-cycles>3</meta:editing-cycles>
    <meta:generator>LibreOffice/7.6.3.2$Windows_X86_64 LibreOffice_project/29d686fea9f6705b262d369fede658f824154cc0</meta:generator>
    <meta:document-statistic meta:table-count="0" meta:image-count="0" meta:object-count="0" meta:page-count="9" meta:paragraph-count="37" meta:word-count="1165" meta:character-count="6852" meta:non-whitespace-character-count="5675"/>
  </office:meta>
</office:document-meta>
</file>